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e2" style:family="table">
      <style:table-properties style:width="7.1444in" fo:margin-left="0in" fo:margin-top="0in" fo:margin-bottom="0in" table:align="left" style:writing-mode="lr-tb"/>
    </style:style>
    <style:style style:name="Table2.A" style:family="table-column">
      <style:table-column-properties style:column-width="0.9063in"/>
    </style:style>
    <style:style style:name="Table2.B" style:family="table-column">
      <style:table-column-properties style:column-width="4.2924in"/>
    </style:style>
    <style:style style:name="Table2.C" style:family="table-column">
      <style:table-column-properties style:column-width="0.591in"/>
    </style:style>
    <style:style style:name="Table2.D" style:family="table-column">
      <style:table-column-properties style:column-width="1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.B1" style:family="table-cell">
      <style:table-cell-properties style:vertical-align="bottom" fo:padding-left="0.075in" fo:padding-right="0.075in" fo:padding-top="0in" fo:padding-bottom="0in" fo:border="0.5pt solid #00000a"/>
    </style:style>
    <style:style style:name="Table2.C1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1" style:family="table">
      <style:table-properties style:width="6.941in" fo:margin-left="0in" table:align="left" style:writing-mode="lr-tb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1.6861in"/>
    </style:style>
    <style:style style:name="Table1.C" style:family="table-column">
      <style:table-column-properties style:column-width="4.5639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431ba1" style:font-name-asian="Tahoma2" style:font-size-asian="10pt" style:font-name-complex="Tahoma2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officeooo:paragraph-rsid="00447b1f" style:font-name-asian="Tahoma2" style:font-size-asian="10pt" style:font-name-complex="Tahoma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2" style:font-size-asian="10pt" style:font-name-complex="Tahoma2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2" style:font-size-asian="10pt" style:font-name-complex="Tahoma2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447b1f" style:font-name-asian="Tahoma2" style:font-size-asian="10pt" style:font-name-complex="Tahoma2" style:font-size-complex="10pt"/>
    </style:style>
    <style:style style:name="P12" style:family="paragraph" style:parent-style-name="Standard">
      <style:text-properties style:font-name="Tahoma" fo:font-size="10pt" fo:language="ca" fo:country="ES" officeooo:rsid="002c6b09" officeooo:paragraph-rsid="0043889a" style:font-name-asian="Tahoma2" style:font-size-asian="10pt" style:font-name-complex="Tahoma2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2" style:font-size-asian="10pt" style:font-name-complex="Tahoma2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2" style:font-size-asian="10pt" style:font-name-complex="Tahoma2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447b1f" style:font-name-asian="Tahoma2" style:font-size-asian="10pt" style:font-name-complex="Tahoma2" style:font-size-complex="10pt"/>
    </style:style>
    <style:style style:name="P16" style:family="paragraph" style:parent-style-name="Standard">
      <style:text-properties style:font-name="Tahoma" fo:font-size="10pt" fo:language="ca" fo:country="ES" officeooo:paragraph-rsid="0043889a" style:font-name-asian="Tahoma2" style:font-size-asian="10pt" style:font-name-complex="Tahoma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9" style:family="paragraph" style:parent-style-name="Standard">
      <style:text-properties style:font-name="Tahoma" fo:font-size="10pt" fo:language="ca" fo:country="ES" fo:font-weight="bold" officeooo:paragraph-rsid="00383ec7" style:font-name-asian="Tahoma2" style:font-size-asian="10pt" style:font-weight-asian="bold" style:font-name-complex="Tahoma2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447b1f" style:font-name-asian="Tahoma2" style:font-size-asian="10pt" style:font-weight-asian="bold" style:font-name-complex="Tahoma2" style:font-size-complex="10pt"/>
    </style:style>
    <style:style style:name="P23" style:family="paragraph" style:parent-style-name="Standard">
      <style:paragraph-properties fo:line-height="125%" fo:text-align="center" style:justify-single-wor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6" style:family="paragraph" style:parent-style-name="Standard">
      <style:text-properties style:font-name="Calibri"/>
    </style:style>
    <style:style style:name="P27" style:family="paragraph" style:parent-style-name="Standard">
      <style:text-properties style:font-name="Calibri" officeooo:rsid="003d5328" officeooo:paragraph-rsid="0039b612"/>
    </style:style>
    <style:style style:name="P28" style:family="paragraph" style:parent-style-name="Standard">
      <style:text-properties style:font-name="Calibri" officeooo:rsid="003d5328" officeooo:paragraph-rsid="00447b1f"/>
    </style:style>
    <style:style style:name="P29" style:family="paragraph" style:parent-style-name="Standard">
      <style:text-properties style:font-name="Calibri" fo:font-size="11pt" officeooo:rsid="003d5328" officeooo:paragraph-rsid="003d5328" style:font-size-asian="11pt" style:font-size-complex="11pt"/>
    </style:style>
    <style:style style:name="P30" style:family="paragraph" style:parent-style-name="Standard">
      <style:text-properties style:font-name="Calibri" fo:font-size="11pt" officeooo:rsid="0039b612" officeooo:paragraph-rsid="0039b612" style:font-name-asian="Tahoma2" style:font-size-asian="11pt" style:font-name-complex="Tahoma2" style:font-size-complex="11pt"/>
    </style:style>
    <style:style style:name="P31" style:family="paragraph" style:parent-style-name="Standard">
      <style:text-properties style:font-name="Calibri" officeooo:paragraph-rsid="00447b1f"/>
    </style:style>
    <style:style style:name="P32" style:family="paragraph" style:parent-style-name="Standard">
      <style:text-properties style:font-name="Calibri" officeooo:rsid="00447b1f" officeooo:paragraph-rsid="00447b1f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6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2" style:font-size-asian="11pt" style:font-weight-asian="bold" style:font-name-complex="Tahoma2" style:font-size-complex="11pt"/>
    </style:style>
    <style:style style:name="P37" style:family="paragraph" style:parent-style-name="Standard">
      <style:text-properties fo:color="#000000" style:text-position="0% 100%" style:font-name="Calibri" fo:font-size="11pt" fo:language="ca" fo:country="ES" officeooo:rsid="00873e60" officeooo:paragraph-rsid="0039b61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8" style:family="paragraph" style:parent-style-name="Standard">
      <style:text-properties fo:color="#000000" style:text-position="0% 100%" style:font-name="Calibri" fo:font-size="11pt" fo:language="ca" fo:country="ES" officeooo:rsid="00873e60" officeooo:paragraph-rsid="00447b1f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9" style:family="paragraph" style:parent-style-name="Standard"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4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d5328" officeooo:paragraph-rsid="00447b1f" style:font-name-asian="Tahoma2" style:font-size-asian="11pt" style:font-name-complex="Tahoma2" style:font-size-complex="11pt"/>
    </style:style>
    <style:style style:name="P41" style:family="paragraph" style:parent-style-name="Standard">
      <style:text-properties fo:color="#000000" style:font-name="Calibri" fo:font-size="11pt" officeooo:rsid="0085d218" officeooo:paragraph-rsid="0039b612" style:font-name-asian="Tahoma2" style:font-size-asian="11pt" style:font-name-complex="Tahoma2" style:font-size-complex="11pt"/>
    </style:style>
    <style:style style:name="P42" style:family="paragraph" style:parent-style-name="Standard">
      <style:text-properties fo:color="#000000" style:font-name="Calibri" fo:font-size="11pt" officeooo:rsid="0085d218" officeooo:paragraph-rsid="00447b1f" style:font-name-asian="Tahoma2" style:font-size-asian="11pt" style:font-name-complex="Tahoma2" style:font-size-complex="11pt"/>
    </style:style>
    <style:style style:name="P4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447b1f" officeooo:paragraph-rsid="00447b1f" style:font-name-asian="Tahoma2" style:font-size-asian="11pt" style:font-name-complex="Tahoma2" style:font-size-complex="11pt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0pt" fo:language="ca" fo:country="ES" fo:font-style="normal" fo:text-shadow="none" style:text-underline-style="none" fo:font-weight="normal" officeooo:paragraph-rsid="0043889a" style:font-name-asian="Tahoma2" style:font-size-asian="10pt" style:font-style-asian="normal" style:font-weight-asian="normal" style:font-name-complex="Tahoma2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fo:color="#000000" style:text-outline="false" style:text-line-through-style="none" style:text-line-through-type="none" style:font-name="Tahoma" fo:font-size="10pt" fo:language="ca" fo:country="ES" fo:font-style="normal" fo:text-shadow="none" style:text-underline-style="none" fo:font-weight="normal" officeooo:paragraph-rsid="0043889a" style:font-name-asian="Tahoma2" style:font-size-asian="10pt" style:font-style-asian="normal" style:font-weight-asian="normal" style:font-name-complex="Tahoma2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fo:color="#000000" style:font-name="Tahoma1" fo:font-size="11pt" officeooo:rsid="0039b612" officeooo:paragraph-rsid="003da3a8" style:font-name-asian="Tahoma2" style:font-size-asian="11pt" style:font-name-complex="Tahoma2" style:font-size-complex="11pt"/>
    </style:style>
    <style:style style:name="P47" style:family="paragraph" style:parent-style-name="Standard">
      <style:text-properties fo:color="#000000" style:font-name="Tahoma1" fo:font-size="11pt" officeooo:rsid="00447b1f" officeooo:paragraph-rsid="00447b1f" style:font-name-asian="Tahoma2" style:font-size-asian="11pt" style:font-name-complex="Tahoma2" style:font-size-complex="11pt"/>
    </style:style>
    <style:style style:name="P48" style:family="paragraph" style:parent-style-name="Standard">
      <style:text-properties fo:color="#000000" style:font-name="Tahoma1" fo:font-size="11pt" officeooo:rsid="003d5328" officeooo:paragraph-rsid="00447b1f" style:font-name-asian="Tahoma2" style:font-size-asian="11pt" style:font-name-complex="Tahoma1" style:font-size-complex="8pt"/>
    </style:style>
    <style:style style:name="P49" style:family="paragraph" style:parent-style-name="Standard">
      <style:text-properties style:font-name="Tahoma1" fo:font-size="11pt" style:font-size-asian="11pt" style:font-name-complex="Tahoma1" style:font-size-complex="8pt"/>
    </style:style>
    <style:style style:name="P50" style:family="paragraph" style:parent-style-name="Standard">
      <style:text-properties style:font-name="Tahoma1" fo:font-size="11pt" officeooo:rsid="003d5328" officeooo:paragraph-rsid="00447b1f" style:font-size-asian="11pt" style:font-name-complex="Tahoma1" style:font-size-complex="8pt"/>
    </style:style>
    <style:style style:name="P51" style:family="paragraph" style:parent-style-name="Standard">
      <style:text-properties style:font-name="Tahoma1" fo:font-size="11pt" officeooo:paragraph-rsid="003da3a8" style:font-name-asian="Tahoma2" style:font-size-asian="11pt" style:font-name-complex="Tahoma2" style:font-size-complex="11pt"/>
    </style:style>
    <style:style style:name="P52" style:family="paragraph" style:parent-style-name="Standard">
      <style:text-properties style:font-name="Tahoma1" fo:font-size="11pt" officeooo:rsid="00447b1f" officeooo:paragraph-rsid="00447b1f" style:font-name-asian="Tahoma2" style:font-size-asian="11pt" style:font-name-complex="Tahoma2" style:font-size-complex="11pt"/>
    </style:style>
    <style:style style:name="P53" style:family="paragraph" style:parent-style-name="Standard">
      <style:paragraph-properties fo:padding="0in" fo:border="none"/>
    </style:style>
    <style:style style:name="P54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55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2" style:font-size-asian="10pt" style:font-name-complex="Tahoma2" style:font-size-complex="10pt"/>
    </style:style>
    <style:style style:name="P5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2" style:font-size-asian="10pt" style:font-name-complex="Tahoma2" style:font-size-complex="10pt"/>
    </style:style>
    <style:style style:name="P57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4191b0" officeooo:paragraph-rsid="004191b0" style:font-name-asian="Tahoma2" style:font-size-asian="10pt" style:font-name-complex="Tahoma2" style:font-size-complex="10pt"/>
    </style:style>
    <style:style style:name="P58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59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889a" officeooo:paragraph-rsid="0043889a" style:font-name-asian="Tahoma2" style:font-size-asian="12pt" style:font-style-asian="normal" style:font-weight-asian="normal" style:font-name-complex="Tahoma2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62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2" style:font-size-asian="10pt" style:font-weight-asian="bold" style:font-name-complex="Tahoma2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officeooo:paragraph-rsid="00457985" style:font-name-asian="Tahoma2" style:font-size-asian="10pt" style:font-name-complex="Tahoma2" style:font-size-complex="10pt"/>
    </style:style>
    <style:style style:name="P64" style:family="paragraph" style:parent-style-name="Standard">
      <style:paragraph-properties fo:text-align="justify" style:justify-single-word="false"/>
      <style:text-properties fo:font-size="10pt" fo:language="ca" fo:country="ES" officeooo:paragraph-rsid="00457985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457985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67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68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paragraph-rsid="00457985" style:font-name-asian="Tahoma2" style:font-size-asian="10pt" style:font-name-complex="Tahoma2" style:font-size-complex="10pt"/>
    </style:style>
    <style:style style:name="P69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rsid="003f349b" officeooo:paragraph-rsid="00457985" style:font-name-asian="Tahoma2" style:font-size-asian="10pt" style:font-name-complex="Tahoma2" style:font-size-complex="10pt"/>
    </style:style>
    <style:style style:name="P70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paragraph-rsid="00457985" style:font-name-asian="Tahoma2" style:font-size-asian="10pt" style:font-name-complex="Tahoma2" style:font-size-complex="10pt"/>
    </style:style>
    <style:style style:name="P7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f349b" officeooo:paragraph-rsid="00457985" style:font-name-asian="Tahoma2" style:font-size-asian="10pt" style:font-name-complex="Tahoma2" style:font-size-complex="10pt"/>
    </style:style>
    <style:style style:name="P72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457985" style:font-name-asian="Tahoma2" style:font-size-asian="10pt" style:font-name-complex="Tahoma2" style:font-size-complex="10pt"/>
    </style:style>
    <style:style style:name="P7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457985" style:font-name-asian="Tahoma2" style:font-size-asian="10pt" style:font-name-complex="Tahoma2" style:font-size-complex="10pt"/>
    </style:style>
    <style:style style:name="P7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ahoma1" fo:font-size="11pt" officeooo:paragraph-rsid="00457985" style:font-name-asian="Tahoma1" style:font-size-asian="11pt" style:font-name-complex="Tahoma1" style:font-size-complex="11pt"/>
    </style:style>
    <style:style style:name="T1" style:family="text">
      <style:text-properties officeooo:rsid="00431ba1"/>
    </style:style>
    <style:style style:name="T2" style:family="text">
      <style:text-properties style:font-name="Tahoma" fo:font-size="10pt" style:font-name-asian="Tahoma2" style:font-size-asian="10pt" style:font-name-complex="Tahoma2" style:font-size-complex="10pt"/>
    </style:style>
    <style:style style:name="T3" style:family="text"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T4" style:family="text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T5" style:family="text">
      <style:text-properties style:font-name="Tahoma" fo:font-size="10pt" fo:language="ca" fo:country="ES" officeooo:rsid="001c1a43" style:font-name-asian="Tahoma2" style:font-size-asian="10pt" style:font-name-complex="Tahoma2" style:font-size-complex="10pt"/>
    </style:style>
    <style:style style:name="T6" style:family="text">
      <style:text-properties style:font-name="Tahoma" fo:font-size="10pt" fo:language="ca" fo:country="ES" officeooo:rsid="00383ec7" style:font-name-asian="Tahoma2" style:font-size-asian="10pt" style:font-name-complex="Tahoma2" style:font-size-complex="10pt"/>
    </style:style>
    <style:style style:name="T7" style:family="text">
      <style:text-properties style:font-name="Tahoma" fo:font-size="10pt" fo:language="ca" fo:country="ES" officeooo:rsid="003962a9" style:font-name-asian="Tahoma2" style:font-size-asian="10pt" style:font-name-complex="Tahoma2" style:font-size-complex="10pt"/>
    </style:style>
    <style:style style:name="T8" style:family="text">
      <style:text-properties style:font-name="Tahoma" fo:font-size="10pt" fo:language="ca" fo:country="ES" officeooo:rsid="003c8eb0" style:font-name-asian="Tahoma2" style:font-size-asian="10pt" style:font-name-complex="Tahoma2" style:font-size-complex="10pt"/>
    </style:style>
    <style:style style:name="T9" style:family="text">
      <style:text-properties style:font-name="Tahoma" fo:font-size="10pt" fo:language="ca" fo:country="ES" officeooo:rsid="00431ba1" style:font-name-asian="Tahoma2" style:font-size-asian="10pt" style:font-name-complex="Tahoma2" style:font-size-complex="10pt"/>
    </style:style>
    <style:style style:name="T10" style:family="text">
      <style:text-properties style:font-name="Tahoma" style:font-name-asian="Tahoma2" style:font-name-complex="Tahoma2"/>
    </style:style>
    <style:style style:name="T11" style:family="text">
      <style:text-properties style:font-name="Tahoma" officeooo:rsid="002e3cfe" style:font-name-asian="Tahoma2" style:font-name-complex="Tahoma2"/>
    </style:style>
    <style:style style:name="T12" style:family="text">
      <style:text-properties style:font-name="Tahoma" officeooo:rsid="00457985" style:font-name-asian="Tahoma2" style:font-name-complex="Tahoma2"/>
    </style:style>
    <style:style style:name="T13" style:family="text">
      <style:text-properties style:font-name="Tahoma" officeooo:rsid="003f349b" style:font-name-asian="Tahoma2" style:font-name-complex="Tahoma2"/>
    </style:style>
    <style:style style:name="T14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T15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7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d86ad" style:font-weight-asian="normal" style:font-weight-complex="normal"/>
    </style:style>
    <style:style style:name="T20" style:family="text">
      <style:text-properties fo:font-weight="normal" officeooo:rsid="0041894e" style:font-weight-asian="normal" style:font-weight-complex="normal"/>
    </style:style>
    <style:style style:name="T21" style:family="text">
      <style:text-properties fo:font-weight="normal" officeooo:rsid="00383ec7" style:font-weight-asian="normal" style:font-weight-complex="normal"/>
    </style:style>
    <style:style style:name="T22" style:family="text">
      <style:text-properties fo:font-weight="normal" officeooo:rsid="003c8eb0" style:font-weight-asian="normal" style:font-weight-complex="normal"/>
    </style:style>
    <style:style style:name="T23" style:family="text">
      <style:text-properties officeooo:rsid="002c6b09"/>
    </style:style>
    <style:style style:name="T24" style:family="text">
      <style:text-properties officeooo:rsid="002ce1d2"/>
    </style:style>
    <style:style style:name="T25" style:family="text">
      <style:text-properties officeooo:rsid="002e3cfe"/>
    </style:style>
    <style:style style:name="T26" style:family="text">
      <style:text-properties officeooo:rsid="007b00d3"/>
    </style:style>
    <style:style style:name="T27" style:family="text">
      <style:text-properties officeooo:rsid="0039b612"/>
    </style:style>
    <style:style style:name="T28" style:family="text">
      <style:text-properties officeooo:rsid="0039c4ba"/>
    </style:style>
    <style:style style:name="T29" style:family="text">
      <style:text-properties officeooo:rsid="003bfa8a"/>
    </style:style>
    <style:style style:name="T30" style:family="text">
      <style:text-properties officeooo:rsid="003d5328"/>
    </style:style>
    <style:style style:name="T31" style:family="text">
      <style:text-properties officeooo:rsid="003ef4f8"/>
    </style:style>
    <style:style style:name="T32" style:family="text">
      <style:text-properties officeooo:rsid="0040b4e9"/>
    </style:style>
    <style:style style:name="T33" style:family="text">
      <style:text-properties officeooo:rsid="0043b06b"/>
    </style:style>
    <style:style style:name="T34" style:family="text">
      <style:text-properties officeooo:rsid="00447b1f"/>
    </style:style>
    <style:style style:name="T35" style:family="text">
      <style:text-properties officeooo:rsid="00457985"/>
    </style:style>
    <style:style style:name="T36" style:family="text">
      <style:text-properties officeooo:rsid="003f349b"/>
    </style:style>
    <style:style style:name="T37" style:family="text">
      <style:text-properties officeooo:rsid="00050357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9">MÒDUL:<text:span text:style-name="T18"> </text:span><text:span text:style-name="T15">Organi</text:span><text:span text:style-name="T16">t</text:span><text:span text:style-name="T15">zació del </text:span><text:span text:style-name="T17">M</text:span><text:span text:style-name="T15">antenimient </text:span><text:span text:style-name="T16">i</text:span><text:span text:style-name="T15"> </text:span><text:span text:style-name="T17">M</text:span><text:span text:style-name="T16">u</text:span><text:span text:style-name="T15">nta</text:span><text:span text:style-name="T16">tge</text:span><text:span text:style-name="T15"> d’</text:span><text:span text:style-name="T17">I</text:span><text:span text:style-name="T15">nstal</text:span><text:span text:style-name="T16">·l</text:span><text:span text:style-name="T15">acions </text:span></text:p>
            <text:p text:style-name="P36"><text:span text:style-name="T20">i</text:span><text:span text:style-name="T19"> </text:span><text:span text:style-name="T21">S</text:span><text:span text:style-name="T19">istem</text:span><text:span text:style-name="T20">e</text:span><text:span text:style-name="T19">s </text:span><text:span text:style-name="T22">Elèctrics</text:span><text:span text:style-name="T19"> </text:span><text:span text:style-name="T20">en</text:span><text:span text:style-name="T19"> </text:span><text:span text:style-name="T21">V</text:span><text:span text:style-name="T20">aixells</text:span><text:span text:style-name="T19"> </text:span><text:span text:style-name="T20">i</text:span><text:span text:style-name="T19"> </text:span><text:span text:style-name="T21">E</text:span><text:span text:style-name="T19">mbarcacion</text:span><text:span text:style-name="T20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8">4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9">5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5"/>
      <text:list xml:id="list424784838958293251" text:style-name="WWNum1">
        <text:list-item>
          <text:p text:style-name="P61">Continguts del mòdul i temporització:</text:p>
        </text:list-item>
      </text:list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8">BLOC DE CONTINGUTS</text:p>
          </table:table-cell>
          <table:table-cell table:style-name="Tabla2.A1" office:value-type="string">
            <text:p text:style-name="P18">UNITAT DIDÀCTICA</text:p>
          </table:table-cell>
          <table:table-cell table:style-name="Tabla2.C1" office:value-type="string">
            <text:p text:style-name="P18">AVAL.</text:p>
          </table:table-cell>
          <table:table-cell table:style-name="Tabla2.D1" office:value-type="string">
            <text:p text:style-name="P18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7">Bloc</text:p>
            <text:p text:style-name="P7">Avaluació</text:p>
            <text:p text:style-name="P7">1.</text:p>
          </table:table-cell>
          <table:table-cell table:style-name="Tabla2.B2" office:value-type="string">
            <text:p text:style-name="P29">El corrent elèctric</text:p>
          </table:table-cell>
          <table:table-cell table:style-name="Tabla2.C2" table:number-rows-spanned="8" office:value-type="string">
            <text:p text:style-name="P7">1ª</text:p>
            <text:p text:style-name="P7"/>
          </table:table-cell>
          <table:table-cell table:style-name="Tabla2.D1" office:value-type="string">
            <text:p text:style-name="P9">09/2<text:span text:style-name="T3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9">Seguretat en les instal·lacions elèctriques</text:p>
          </table:table-cell>
          <table:covered-table-cell/>
          <table:table-cell table:style-name="Tabla2.D1" office:value-type="string">
            <text:p text:style-name="P9">10/2<text:span text:style-name="T3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7">El corrent continu </text:p>
          </table:table-cell>
          <table:covered-table-cell/>
          <table:table-cell table:style-name="Tabla2.D1" office:value-type="string">
            <text:p text:style-name="P9">1<text:span text:style-name="T27">0</text:span>/2<text:span text:style-name="T3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2">Bateries</text:p>
          </table:table-cell>
          <table:covered-table-cell/>
          <table:table-cell table:style-name="Tabla2.D1" office:value-type="string">
            <text:p text:style-name="P9">11//2<text:span text:style-name="T3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3">Electromegnetisme</text:p>
          </table:table-cell>
          <table:covered-table-cell/>
          <table:table-cell table:style-name="Tabla2.D1" office:value-type="string">
            <text:p text:style-name="P10">1<text:span text:style-name="T30">2</text:span>//2<text:span text:style-name="T3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1"/>
          </table:table-cell>
          <table:covered-table-cell/>
          <table:table-cell table:style-name="Tabla2.D1" office:value-type="string">
            <text:p text:style-name="P14"/>
          </table:table-cell>
        </table:table-row>
        <table:table-row table:style-name="Tabla2.1">
          <table:covered-table-cell/>
          <table:table-cell table:style-name="Tabla2.B2" office:value-type="string">
            <text:p text:style-name="P37"/>
          </table:table-cell>
          <table:covered-table-cell/>
          <table:table-cell table:style-name="Tabla2.D1" office:value-type="string">
            <text:p text:style-name="P14"/>
          </table:table-cell>
        </table:table-row>
        <table:table-row table:style-name="Tabla2.1">
          <table:covered-table-cell/>
          <table:table-cell table:style-name="Tabla2.B2" office:value-type="string">
            <text:p text:style-name="P26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2" table:number-rows-spanned="9" office:value-type="string">
            <text:p text:style-name="P7">Bloc</text:p>
            <text:p text:style-name="P7">Avaluació</text:p>
            <text:p text:style-name="P7">2.</text:p>
          </table:table-cell>
          <table:table-cell table:style-name="Tabla2.B2" office:value-type="string">
            <text:p text:style-name="P47">El corrent altern</text:p>
          </table:table-cell>
          <table:table-cell table:style-name="Tabla2.C2" table:number-rows-spanned="9" office:value-type="string">
            <text:p text:style-name="P7">2ª</text:p>
          </table:table-cell>
          <table:table-cell table:style-name="Tabla2.D1" office:value-type="string">
            <text:p text:style-name="P9">01/2<text:span text:style-name="T3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2">Reactancia , impedancia</text:p>
          </table:table-cell>
          <table:covered-table-cell/>
          <table:table-cell table:style-name="Tabla2.D1" office:value-type="string">
            <text:p text:style-name="P9">01/ 2<text:span text:style-name="T3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6">Sistemes trifàsics</text:p>
          </table:table-cell>
          <table:covered-table-cell/>
          <table:table-cell table:style-name="Tabla2.D1" office:value-type="string">
            <text:p text:style-name="P9">02/2<text:span text:style-name="T3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1">Protecció i automatització elèctriques</text:p>
          </table:table-cell>
          <table:covered-table-cell/>
          <table:table-cell table:style-name="Tabla2.D1" office:value-type="string">
            <text:p text:style-name="P9">02/2<text:span text:style-name="T3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9"/>
          </table:table-cell>
          <table:covered-table-cell/>
          <table:table-cell table:style-name="Tabla2.D1" office:value-type="string">
            <text:p text:style-name="P9">03/2<text:span text:style-name="T34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6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6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6"/>
          </table:table-cell>
          <table:covered-table-cell/>
          <table:table-cell table:style-name="Tabla2.D1" office:value-type="string">
            <text:p text:style-name="P7"/>
          </table:table-cell>
        </table:table-row>
      </table:table>
      <text:p text:style-name="P17"/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8" office:value-type="string">
            <text:p text:style-name="P8">Bloc</text:p>
            <text:p text:style-name="P8">Avaluació</text:p>
            <text:p text:style-name="P8"><text:span text:style-name="T34">3</text:span>.</text:p>
          </table:table-cell>
          <table:table-cell table:style-name="Table2.B1" office:value-type="string">
            <text:p text:style-name="P50">Màquines elèctriques</text:p>
          </table:table-cell>
          <table:table-cell table:style-name="Table2.C1" table:number-rows-spanned="8" office:value-type="string">
            <text:p text:style-name="P8"><text:span text:style-name="T34">3</text:span>ª</text:p>
            <text:p text:style-name="P8"/>
          </table:table-cell>
          <table:table-cell table:style-name="Table2.D1" office:value-type="string">
            <text:p text:style-name="P11">0<text:span text:style-name="T34">3</text:span>/2<text:span text:style-name="T34">5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48">Instal·lacions elèctriques a bord</text:p>
          </table:table-cell>
          <table:covered-table-cell/>
          <table:table-cell table:style-name="Table2.D1" office:value-type="string">
            <text:p text:style-name="P11"><text:span text:style-name="T34">04</text:span>/2<text:span text:style-name="T34">5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50">Manteniment i supervisió de les instal·lacions elèctriques</text:p>
          </table:table-cell>
          <table:covered-table-cell/>
          <table:table-cell table:style-name="Table2.D1" office:value-type="string">
            <text:p text:style-name="P11"><text:span text:style-name="T34">05</text:span>/2<text:span text:style-name="T34">5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28"/>
          </table:table-cell>
          <table:covered-table-cell/>
          <table:table-cell table:style-name="Table2.D1" office:value-type="string">
            <text:p text:style-name="P11"/>
          </table:table-cell>
        </table:table-row>
        <table:table-row table:style-name="Table2.1">
          <table:covered-table-cell/>
          <table:table-cell table:style-name="Table2.B1" office:value-type="string">
            <text:p text:style-name="P40"/>
          </table:table-cell>
          <table:covered-table-cell/>
          <table:table-cell table:style-name="Table2.D1" office:value-type="string">
            <text:p text:style-name="P11"/>
          </table:table-cell>
        </table:table-row>
        <table:table-row table:style-name="Table2.1">
          <table:covered-table-cell/>
          <table:table-cell table:style-name="Table2.B1" office:value-type="string">
            <text:p text:style-name="P42"/>
          </table:table-cell>
          <table:covered-table-cell/>
          <table:table-cell table:style-name="Table2.D1" office:value-type="string">
            <text:p text:style-name="P15"/>
          </table:table-cell>
        </table:table-row>
        <table:table-row table:style-name="Table2.1">
          <table:covered-table-cell/>
          <table:table-cell table:style-name="Table2.B1" office:value-type="string">
            <text:p text:style-name="P38"/>
          </table:table-cell>
          <table:covered-table-cell/>
          <table:table-cell table:style-name="Table2.D1" office:value-type="string">
            <text:p text:style-name="P15"/>
          </table:table-cell>
        </table:table-row>
        <table:table-row table:style-name="Table2.1">
          <table:covered-table-cell/>
          <table:table-cell table:style-name="Table2.B1" office:value-type="string">
            <text:p text:style-name="P31"/>
          </table:table-cell>
          <table:covered-table-cell/>
          <table:table-cell table:style-name="Table2.D1" office:value-type="string">
            <text:p text:style-name="P8"/>
          </table:table-cell>
        </table:table-row>
      </table:table>
      <text:p text:style-name="P22"/>
      <text:list xml:id="list95114278992721" text:continue-numbering="true" text:style-name="WWNum1">
        <text:list-item>
          <text:p text:style-name="P67">Instruments d’avaluació:</text:p>
        </text:list-item>
      </text:list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0">BLOC</text:p>
          </table:table-cell>
          <table:table-cell table:style-name="Table1.A1" office:value-type="string">
            <text:p text:style-name="P60">PROVES ESCRITES</text:p>
          </table:table-cell>
          <table:table-cell table:style-name="Table1.C1" office:value-type="string">
            <text:p text:style-name="P60">PROVES PRÀCTIQUES</text:p>
          </table:table-cell>
        </table:table-row>
        <table:table-row>
          <table:table-cell table:style-name="Table1.A2" table:number-rows-spanned="2" office:value-type="string">
            <text:p text:style-name="P60">1</text:p>
          </table:table-cell>
          <table:table-cell table:style-name="Table1.A2" office:value-type="string">
            <text:p text:style-name="P60">1 control</text:p>
          </table:table-cell>
          <table:table-cell table:style-name="Table1.C2" table:number-rows-spanned="2" office:value-type="string">
            <text:p text:style-name="P12">1. <text:span text:style-name="T31">Muntage de circuits serie, paral·lel i mixtos de resistències. mesurament de tensió, intensitat i resistència amb polímetre</text:span></text:p>
            <text:p text:style-name="P16"><text:span text:style-name="T23">2</text:span>. <text:span text:style-name="T31">Connexió sèrie i paral·lel de bateries </text:span></text:p>
            <text:p text:style-name="P16"><text:span text:style-name="T23">3</text:span>. <text:span text:style-name="T31">Carrega i descarrega de condensadors</text:span></text:p>
            <text:p text:style-name="P45"/>
          </table:table-cell>
        </table:table-row>
        <table:table-row>
          <table:covered-table-cell/>
          <table:table-cell table:style-name="Table1.A2" office:value-type="string">
            <text:p text:style-name="P60">1 <text:span text:style-name="T33">e</text:span>xamen de tot el bloc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60">2</text:p>
          </table:table-cell>
          <table:table-cell table:style-name="Table1.A2" office:value-type="string">
            <text:p text:style-name="P60">1 control</text:p>
          </table:table-cell>
          <table:table-cell table:style-name="Table1.C2" table:number-rows-spanned="2" office:value-type="string">
            <text:p text:style-name="P16"><text:span text:style-name="T23">4</text:span>. <text:s/><text:span text:style-name="T31">Protecció d'un motor trifàsic mitjançant interruptor automàtic i relé tèrmic</text:span></text:p>
            <text:p text:style-name="P44"><text:span text:style-name="T23">5</text:span>. <text:span text:style-name="T31">Protecció d'un motor trifàsic mitjançant tallacircuit guardamotor</text:span></text:p>
            <text:p text:style-name="P16"><text:span text:style-name="T23">6</text:span>. <text:span text:style-name="T32">Inversió de gir d'un motor amb parada prèvia</text:span></text:p>
            <text:p text:style-name="P16"><text:span text:style-name="T23">7</text:span>. <text:span text:style-name="T32">Arrancada temporitzada d'un motor</text:span></text:p>
          </table:table-cell>
        </table:table-row>
        <table:table-row>
          <table:covered-table-cell/>
          <table:table-cell table:style-name="Table1.A2" office:value-type="string">
            <text:p text:style-name="P60">1 <text:span text:style-name="T33">e</text:span>xamen de tot el bloc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60">3</text:p>
          </table:table-cell>
          <table:table-cell table:style-name="Table1.A2" office:value-type="string">
            <text:p text:style-name="P60">1 control</text:p>
          </table:table-cell>
          <table:table-cell table:style-name="Table1.C2" table:number-rows-spanned="2" office:value-type="string">
            <text:p text:style-name="P16"><text:span text:style-name="T23">8</text:span>. <text:span text:style-name="T32">Arrancada estel-triangle d'un motor</text:span></text:p>
            <text:p text:style-name="P44"><text:span text:style-name="T23">9</text:span>. <text:span text:style-name="T32">Inversió de gir estel-triangle d'un motor</text:span></text:p>
          </table:table-cell>
        </table:table-row>
        <table:table-row>
          <table:covered-table-cell/>
          <table:table-cell table:style-name="Table1.A2" office:value-type="string">
            <text:p text:style-name="P60">1 <text:span text:style-name="T33">e</text:span>xamen de tot el bloc</text:p>
          </table:table-cell>
          <table:covered-table-cell/>
        </table:table-row>
      </table:table>
      <text:p text:style-name="P17"/>
      <text:list xml:id="list95115324533163" text:continue-numbering="true" text:style-name="WWNum1">
        <text:list-item>
          <text:p text:style-name="P61">Criteris de qualificació:</text:p>
        </text:list-item>
      </text:list>
      <text:p text:style-name="P5"/>
      <text:p text:style-name="P70">El mòdul es divideix en <text:span text:style-name="T35">tres</text:span> avaluacions. Al llarg de cada avaluació es farà un examen control a mitjans trimestre i un examen d’avaluació. </text:p>
      <text:p text:style-name="P71">Els exàmens amb nota inferior a 5 es consideren suspesos.</text:p>
      <text:p text:style-name="P69">Els exàmens o elements d'avaluació tant pràctics com teòrics s’aproven com mínim amb un 5.</text:p>
      <text:p text:style-name="P70">Els alumnes que hagin tret un 5, <text:span text:style-name="T36">o nota superior, </text:span>en <text:span text:style-name="T24">l’</text:span>ex<text:span text:style-name="T24">a</text:span>men de cont<text:span text:style-name="T24">rol</text:span> fan la mitja ponderada corresponent amb l'examen d'avaluació.</text:p>
      <text:p text:style-name="P72">Si es suspèn l'examen de control, es podrà recuperar durant l'examen d'avaluació.</text:p>
      <text:p text:style-name="P73">L’examen de control comptar<text:span text:style-name="T25">à</text:span> un 40% el d’avaluació un 60% per la nota de coneixements teórics de l’avaluació.</text:p>
      <text:p text:style-name="P64"><text:span text:style-name="T11">Pel càlcul de les notes finals de les avaluacions, l</text:span><text:span text:style-name="T10">a part teòrica </text:span><text:span text:style-name="T11">comptarà</text:span><text:span text:style-name="T10"> un </text:span><text:span text:style-name="T13">6</text:span><text:span text:style-name="T10">0%, el treball autònom un 20%, les pràctiques un </text:span><text:span text:style-name="T13">1</text:span><text:span text:style-name="T10">0% i l’actitud un 10%.</text:span></text:p>
      <text:p text:style-name="P63"/>
      <text:p text:style-name="P74">Per aprovar l’avaluació, s’ha de treure com a mínim un 5 <text:span text:style-name="T37">en cada una de las parts teòrica, pràctica, treball autònom i actitud</text:span>.</text:p>
      <text:p text:style-name="P63"/>
      <text:p text:style-name="P63">S’ha de tenir aprovada la primera avaluació (en primera convocatòria o en la recuperació) per poder aprovar la segona <text:span text:style-name="T36">avaluació</text:span>.</text:p>
      <text:p text:style-name="P63"/>
      <text:p text:style-name="P63">S’ha de tenir aprovada la <text:span text:style-name="T35">segona</text:span> avaluació (en primera convocatòria o en la recuperació) per poder aprovar la <text:span text:style-name="T35">tercera</text:span> <text:span text:style-name="T36">avaluació</text:span>.</text:p>
      <text:p text:style-name="P63"/>
      <text:p text:style-name="P63">La nota de pràctiques serà la nota mitjana de totes les sessions i treballs fets durant el temps de pràctica al taller.</text:p>
      <text:p text:style-name="P63"/>
      <text:p text:style-name="P65">La nota del treball autònom serà la mitjana de totes les <text:span text:style-name="T26">tasques exigides durant el trimestre</text:span>.</text:p>
      <text:p text:style-name="P68"/>
      <text:p text:style-name="P59"/>
      <text:list xml:id="list95114608776740" text:continue-numbering="true" text:style-name="WWNum1">
        <text:list-item>
          <text:p text:style-name="P61">Recuperacions:</text:p>
          <text:p text:style-name="P61"/>
        </text:list-item>
      </text:list>
      <text:p text:style-name="P34">Es farà una prova de recuperació de <text:span text:style-name="T35">cada</text:span> avaluació.</text:p>
      <text:p text:style-name="P34"/>
      <text:p text:style-name="P33"/>
      <text:list xml:id="list95114894036935" text:continue-numbering="true" text:style-name="WWNum1">
        <text:list-header>
          <text:p text:style-name="P62"/>
        </text:list-header>
        <text:list-item>
          <text:p text:style-name="P61">Material didàctic i/o de treball necessari:</text:p>
        </text:list-item>
      </text:list>
      <text:p text:style-name="P5"/>
      <text:p text:style-name="P54">El mòdul es desenvoluparà a l’aula <text:span text:style-name="T35">2</text:span> i al taller d<text:span text:style-name="T35">'</text:span>e<text:span text:style-name="T35">lectricitat</text:span>. </text:p>
      <text:p text:style-name="P54">El curs es seguirà amb <text:span text:style-name="T25">la documentació disponible al lloc </text:span><text:a xlink:type="simple" xlink:href="https://paulinoposada.github.io/web_e/web_e_2425/index_electricitat_2425.html" text:style-name="Internet_20_link"><text:span text:style-name="T25">web del mòdul</text:span></text:a><text:span text:style-name="T25">.</text:span></text:p>
      <text:p text:style-name="P57">https://paulinoposada.github.io/web_e/web_e_2425/index_electricitat_2425.html</text:p>
      <text:p text:style-name="P54">Els alumnes hauran de tenir a classe, a més del material bàsic escolar, una calculadora científica, regla de 30 cm, llapis i goma d’esborrar.</text:p>
      <text:p text:style-name="P54">Per al seguiment de les classes teòriques es projectarà a la pissarra el material necessari.</text:p>
      <text:p text:style-name="P54"/>
      <text:list xml:id="list95115815735493" text:continue-numbering="true" text:style-name="WWNum1">
        <text:list-item>
          <text:p text:style-name="P61">Activitats complementàries i extraescolars programades: <text:s/></text:p>
        </text:list-item>
      </text:list>
      <text:p text:style-name="P5"/>
      <text:p text:style-name="P13">No hi ha activitats complementàries programades.</text:p>
      <text:p text:style-name="P5"/>
      <text:list xml:id="list95116184507809" text:continue-numbering="true" text:style-name="WWNum1">
        <text:list-item>
          <text:p text:style-name="P61">Selecció de bibliografia i pàgines web interessants:</text:p>
        </text:list-item>
      </text:list>
      <text:p text:style-name="P5"/>
      <text:p text:style-name="P6"><text:span text:style-name="T25">Al</text:span> <text:span text:style-name="T29">lloc </text:span><text:a xlink:type="simple" xlink:href="https://paulinoposada.github.io/web_e/web_e_2425/index_electricitat_2425.html" text:style-name="Internet_20_link"><text:span text:style-name="T29">web del mòdul</text:span></text:a> hi haurà arxius amb continguts, que els alumnes p<text:span text:style-name="T25">oden</text:span> anar consultant durant el curs.</text:p>
      <text:p text:style-name="P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2" style:font-family-asian="Tahoma" style:font-family-generic-asian="system" style:font-pitch-asian="variable" style:font-size-asian="11pt" style:font-weight-asian="bold" style:font-name-complex="Tahoma2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fo:font-size="11pt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431ba1"/>
    </style:style>
    <style:style style:name="MT2" style:family="text">
      <style:text-properties style:font-name="Tahoma" fo:font-size="10pt" style:font-name-asian="Tahoma2" style:font-size-asian="10pt" style:font-name-complex="Tahoma2" style:font-size-complex="10pt"/>
    </style:style>
    <style:style style:name="MT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41</meta:editing-cycles>
    <meta:print-date>2019-09-23T10:24:00</meta:print-date>
    <meta:creation-date>2021-09-29T09:02:00</meta:creation-date>
    <dc:date>2024-10-14T09:51:14.191248051</dc:date>
    <meta:editing-duration>PT5H6M24S</meta:editing-duration>
    <meta:generator>LibreOffice/4.2.8.2$Linux_x86 LibreOffice_project/420m0$Build-2</meta:generator>
    <meta:document-statistic meta:table-count="5" meta:image-count="1" meta:object-count="0" meta:page-count="3" meta:paragraph-count="100" meta:word-count="596" meta:character-count="3775" meta:non-whitespace-character-count="3270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